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in, 0in)" draw:stroke="non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403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7-blank-Blank" presentation:presentation-page-layout-name="Master1-PPL7" draw:id="Slide-257">
        <draw:frame draw:id="id65" draw:style-name="a387" draw:name="TextBox 2" svg:x="3.33245in" svg:y="3.54805in" svg:width="6.66489in" svg:height="0.40391in">
          <draw:text-box>
            <text:p text:style-name="a386" text:class-names="" text:cond-style-name=""><text:span text:style-name="a384" text:class-names="">Missing Values</text:span><text:span text:style-name="a385" text:class-names=""/></text:p>
          </draw:text-box>
          <svg:title/>
          <svg:desc/>
        </draw:frame>
        <draw:frame draw:id="id66" draw:style-name="a390" draw:name="TextBox 4" svg:x="8.75798in" svg:y="0.90975in" svg:width="6.66489in" svg:height="0.40391in">
          <draw:text-box>
            <text:p text:style-name="a389" text:class-names="" text:cond-style-name=""><text:span text:style-name="a388" text:class-names="">Outliers</text:span></text:p>
          </draw:text-box>
          <svg:title/>
          <svg:desc/>
        </draw:frame>
        <draw:frame draw:id="id67" draw:style-name="a393" draw:name="TextBox 6" svg:x="3.67553in" svg:y="4.99486in" svg:width="7.71276in" svg:height="0.40391in">
          <draw:text-box>
            <text:p text:style-name="a392" text:class-names="" text:cond-style-name=""><text:span text:style-name="a391" text:class-names="">Class Imbalance</text:span></text:p>
          </draw:text-box>
          <svg:title/>
          <svg:desc/>
        </draw:frame>
      </draw:page>
      <draw:page draw:name="Slide3" draw:style-name="a394" draw:master-page-name="Master1-Layout7-blank-Blank" presentation:presentation-page-layout-name="Master1-PPL7" draw:id="Slide-258">
        <draw:custom-shape svg:x="6.5in" svg:y="3.58333in" svg:width="0.33333in" svg:height="0.33333in" draw:id="id68" draw:style-name="a397" draw:name="AutoShape 2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98" draw:name="Picture 2" svg:x="0.22026in" svg:y="0in" svg:width="12.89281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99" draw:name="Picture 3" svg:x="0.38693in" svg:y="0in" svg:width="12.89281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400" draw:name="Picture 4" svg:x="0.65288in" svg:y="0.08854in" svg:width="1.41455in" svg:height="1.63113in" style:rel-width="scale" style:rel-height="scale">
          <draw:image xlink:href="media/image2.png" xlink:type="simple" xlink:show="embed" xlink:actuate="onLoad"/>
          <svg:title/>
          <svg:desc>Visualisations for Missing Data • naniar</svg:desc>
        </draw:frame>
        <draw:frame draw:id="id72" draw:style-name="a401" draw:name="Picture 6" svg:x="0.65288in" svg:y="1.89825in" svg:width="1.33647in" svg:height="1.47294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402" draw:name="Picture 8" svg:x="11.27224in" svg:y="0.18837in" svg:width="1.40821in" svg:height="1.63113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403" draw:name="Picture 10" svg:x="11.19802in" svg:y="1.87747in" svg:width="1.74838in" svg:height="1.74838in" style:rel-width="scale" style:rel-height="scale">
          <draw:image xlink:href="media/image5.png" xlink:type="simple" xlink:show="embed" xlink:actuate="onLoad"/>
          <svg:title/>
          <svg:desc/>
        </draw:frame>
        <draw:custom-shape svg:x="0.65288in" svg:y="4.38298in" svg:width="1.70882in" svg:height="0.67712in" draw:id="id75" draw:style-name="a407" draw:name="Rectangle 5">
          <svg:title/>
          <svg:desc/>
          <text:p text:style-name="a406" text:class-names="" text:cond-style-name=""><text:span text:style-name="a404" text:class-names="">ROSE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88in" svg:y="5.42553in" svg:width="1.70882in" svg:height="0.82979in" draw:id="id76" draw:style-name="a411" draw:name="Rectangle 8">
          <svg:title/>
          <svg:desc/>
          <text:p text:style-name="a410" text:class-names="" text:cond-style-name=""><text:span text:style-name="a408" text:class-names="">smotefamily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15" draw:transform="translate(-0.25537in -1.31269in) rotate(-3.14159) translate(11.64488in 5.42553in)" draw:name="TextBox 9" svg:width="0.51074in" svg:height="2.62539in">
          <draw:text-box>
            <text:p text:style-name="a414" text:class-names="" text:cond-style-name=""><text:span text:style-name="a412" text:class-names="">?</text:span><text:span text:style-name="a4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riyanga Dilini Talagala</meta:initial-creator>
    <dc:creator>Priyanga Dilini Talagala</dc:creator>
    <meta:creation-date>2024-07-09T20:25:38Z</meta:creation-date>
    <dc:date>2024-07-09T21:08:40Z</dc:date>
    <meta:editing-cycles>1</meta:editing-cycles>
    <meta:editing-duration>PT2581S</meta:editing-duration>
    <meta:document-statistic meta:paragraph-count="6" meta:word-count="8"/>
  </office:meta>
</office:document-meta>
</file>